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sys</text:p>
      <text:p text:style-name="Standard">import json</text:p>
      <text:p text:style-name="Standard">import bisect</text:p>
      <text:p text:style-name="Standard"/>
      <text:p text:style-name="Standard">class SparseTable:</text:p>
      <text:p text:style-name="Standard"><text:s text:c="4"/>def __init__(self, n_list, m_list, k, x):</text:p>
      <text:p text:style-name="Standard"><text:s text:c="8"/>self.n_list = n_list</text:p>
      <text:p text:style-name="Standard"><text:s text:c="8"/>self.m_list = m_list</text:p>
      <text:p text:style-name="Standard"><text:s text:c="8"/>self.k = k</text:p>
      <text:p text:style-name="Standard"><text:s text:c="8"/>self.authentic_keys = [x]</text:p>
      <text:p text:style-name="Standard"><text:s text:c="8"/>self.build_table()</text:p>
      <text:p text:style-name="Standard"/>
      <text:p text:style-name="Standard"><text:s text:c="4"/>def build_table(self):</text:p>
      <text:p text:style-name="Standard"><text:s text:c="8"/>n = len(self.authentic_keys)</text:p>
      <text:p text:style-name="Standard"><text:s text:c="8"/>n_k_prev = self.n_list[self.k - 1]</text:p>
      <text:p text:style-name="Standard"><text:s text:c="8"/>m_k = self.m_list[self.k]</text:p>
      <text:p text:style-name="Standard"><text:s text:c="8"/>self.m = int(n_k_prev * m_k)</text:p>
      <text:p text:style-name="Standard"><text:s text:c="8"/>self.table = [self.authentic_keys[0]] * self.m</text:p>
      <text:p text:style-name="Standard"><text:s text:c="8"/>self.head = 0</text:p>
      <text:p text:style-name="Standard"><text:s text:c="8"/>self.rebuild()</text:p>
      <text:p text:style-name="Standard"/>
      <text:p text:style-name="Standard"><text:s text:c="4"/>def rebuild(self):</text:p>
      <text:p text:style-name="Standard"><text:s text:c="8"/># Αναδομή του πίνακα με ισοκατανομή αυθεντικών κλειδιών</text:p>
      <text:p text:style-name="Standard"><text:s text:c="8"/>self.table = [None] * self.m</text:p>
      <text:p text:style-name="Standard"><text:s text:c="8"/>spacing = self.m // len(self.authentic_keys)</text:p>
      <text:p text:style-name="Standard"><text:s text:c="8"/>for i, key in enumerate(sorted(self.authentic_keys)):</text:p>
      <text:p text:style-name="Standard"><text:s text:c="12"/>index = (i * spacing) % self.m</text:p>
      <text:p text:style-name="Standard"><text:s text:c="12"/>self.table[index] = key</text:p>
      <text:p text:style-name="Standard"><text:s text:c="8"/># Fill gaps with dummy keys</text:p>
      <text:p text:style-name="Standard"><text:s text:c="8"/>last_value = None</text:p>
      <text:p text:style-name="Standard"><text:s text:c="8"/>for i in range(self.m):</text:p>
      <text:p text:style-name="Standard"><text:s text:c="12"/>if self.table[i] is not None:</text:p>
      <text:p text:style-name="Standard"><text:s text:c="16"/>last_value = self.table[i]</text:p>
      <text:p text:style-name="Standard"><text:s text:c="12"/>else:</text:p>
      <text:p text:style-name="Standard"><text:s text:c="16"/>self.table[i] = last_value</text:p>
      <text:p text:style-name="Standard"><text:s text:c="8"/>self.head = sorted((i for i in range(self.m) if self.table[i] == self.authentic_keys[0]))[0]</text:p>
      <text:p text:style-name="Standard"/>
      <text:p text:style-name="Standard"><text:s text:c="4"/>def display(self):</text:p>
      <text:p text:style-name="Standard"><text:s text:c="8"/>result = []</text:p>
      <text:p text:style-name="Standard"><text:s text:c="8"/>for i in range(self.m):</text:p>
      <text:p text:style-name="Standard"><text:s text:c="12"/>real_i = (self.head + i) % self.m</text:p>
      <text:p text:style-name="Standard"><text:s text:c="12"/>val = self.table[real_i]</text:p>
      <text:p text:style-name="Standard"><text:s text:c="12"/>if i == 0:</text:p>
      <text:p text:style-name="Standard"><text:s text:c="16"/>result.append(f'&gt;{val}&lt;')</text:p>
      <text:p text:style-name="Standard"><text:s text:c="12"/>else:</text:p>
      <text:p text:style-name="Standard"><text:s text:c="16"/>result.append(str(val))</text:p>
      <text:p text:style-name="Standard"><text:s text:c="8"/>print(f"[{', '.join(result)}]")</text:p>
      <text:p text:style-name="Standard"/>
      <text:p text:style-name="Standard"><text:s text:c="4"/>def insert(self, x):</text:p>
      <text:p text:style-name="Standard"><text:s text:c="8"/>if x in self.authentic_keys:</text:p>
      <text:p text:style-name="Standard"><text:s text:c="12"/>self.display()</text:p>
      <text:p text:style-name="Standard"><text:s text:c="12"/>return</text:p>
      <text:p text:style-name="Standard"><text:soft-page-break/></text:p>
      <text:p text:style-name="Standard"><text:s text:c="8"/>if len(self.authentic_keys) == self.n_list[self.k]:</text:p>
      <text:p text:style-name="Standard"><text:s text:c="12"/># Rebuild to next k</text:p>
      <text:p text:style-name="Standard"><text:s text:c="12"/>self.k += 1</text:p>
      <text:p text:style-name="Standard"><text:s text:c="12"/>self.authentic_keys.append(x)</text:p>
      <text:p text:style-name="Standard"><text:s text:c="12"/>self.build_table()</text:p>
      <text:p text:style-name="Standard"><text:s text:c="8"/>else:</text:p>
      <text:p text:style-name="Standard"><text:s text:c="12"/>self.authentic_keys.append(x)</text:p>
      <text:p text:style-name="Standard"><text:s text:c="12"/>self.rebuild()</text:p>
      <text:p text:style-name="Standard"><text:s text:c="8"/>self.display()</text:p>
      <text:p text:style-name="Standard"/>
      <text:p text:style-name="Standard"><text:s text:c="4"/>def lookup(self, x):</text:p>
      <text:p text:style-name="Standard"><text:s text:c="8"/>for i in range(self.m):</text:p>
      <text:p text:style-name="Standard"><text:s text:c="12"/>idx = (self.head + i) % self.m</text:p>
      <text:p text:style-name="Standard"><text:s text:c="12"/>if self.table[idx] == x:</text:p>
      <text:p text:style-name="Standard"><text:s text:c="16"/>print(f"Key {x} found at position {i}.")</text:p>
      <text:p text:style-name="Standard"><text:s text:c="16"/>self.display()</text:p>
      <text:p text:style-name="Standard"><text:s text:c="16"/>return</text:p>
      <text:p text:style-name="Standard"><text:s text:c="12"/>elif self.table[idx] &gt; x:</text:p>
      <text:p text:style-name="Standard"><text:s text:c="16"/>print(f"Key {x} not found. It should be at position {i}.")</text:p>
      <text:p text:style-name="Standard"><text:s text:c="16"/>self.display()</text:p>
      <text:p text:style-name="Standard"><text:s text:c="16"/>return</text:p>
      <text:p text:style-name="Standard"><text:s text:c="8"/>print(f"Key {x} not found. It should be at position {self.m}.")</text:p>
      <text:p text:style-name="Standard"><text:s text:c="8"/>self.display()</text:p>
      <text:p text:style-name="Standard"/>
      <text:p text:style-name="Standard"><text:s text:c="4"/>def delete(self, x):</text:p>
      <text:p text:style-name="Standard"><text:s text:c="8"/>if x not in self.authentic_keys:</text:p>
      <text:p text:style-name="Standard"><text:s text:c="12"/>self.display()</text:p>
      <text:p text:style-name="Standard"><text:s text:c="12"/>return</text:p>
      <text:p text:style-name="Standard"><text:s text:c="8"/>self.authentic_keys = [k for k in self.authentic_keys if k != x]</text:p>
      <text:p text:style-name="Standard"><text:s text:c="8"/>if len(self.authentic_keys) &lt; self.n_list[self.k - 1] and self.k &gt; 1:</text:p>
      <text:p text:style-name="Standard"><text:s text:c="12"/>self.k -= 1</text:p>
      <text:p text:style-name="Standard"><text:s text:c="8"/>self.build_table()</text:p>
      <text:p text:style-name="Standard"><text:s text:c="8"/>self.display()</text:p>
      <text:p text:style-name="Standard"/>
      <text:p text:style-name="Standard">def main():</text:p>
      <text:p text:style-name="Standard"><text:s text:c="4"/>if len(sys.argv) != 2:</text:p>
      <text:p text:style-name="Standard"><text:s text:c="8"/>print("Usage: python library_sorting.py input.json")</text:p>
      <text:p text:style-name="Standard"><text:s text:c="8"/>return</text:p>
      <text:p text:style-name="Standard"/>
      <text:p text:style-name="Standard"><text:s text:c="4"/>with open(sys.argv[1]) as f:</text:p>
      <text:p text:style-name="Standard"><text:s text:c="8"/>data = json.load(f)</text:p>
      <text:p text:style-name="Standard"/>
      <text:p text:style-name="Standard"><text:s text:c="4"/>nn = data["nn"]</text:p>
      <text:p text:style-name="Standard"><text:s text:c="4"/>mm = data["mm"]</text:p>
      <text:p text:style-name="Standard"><text:s text:c="4"/>k = data["k"]</text:p>
      <text:p text:style-name="Standard"><text:s text:c="4"/>x = data["x"]</text:p>
      <text:p text:style-name="Standard"><text:s text:c="4"/>actions = data["actions"]</text:p>
      <text:p text:style-name="Standard"/>
      <text:p text:style-name="Standard"><text:s text:c="4"/>print(f"CREATE with k={k}, n_k={nn}, m_k={mm}, key={x}↪")</text:p>
      <text:p text:style-name="Standard"><text:s text:c="4"/>table = SparseTable(nn, mm, k, x)</text:p>
      <text:p text:style-name="Standard"><text:s text:c="4"/>table.display()</text:p>
      <text:p text:style-name="Standard"><text:soft-page-break/></text:p>
      <text:p text:style-name="Standard"><text:s text:c="4"/>for act in actions:</text:p>
      <text:p text:style-name="Standard"><text:s text:c="8"/>action = act["action"]</text:p>
      <text:p text:style-name="Standard"><text:s text:c="8"/>key = act["key"]</text:p>
      <text:p text:style-name="Standard"><text:s text:c="8"/>print(f"{action.upper()} {key}")</text:p>
      <text:p text:style-name="Standard"><text:s text:c="8"/>if action == "insert":</text:p>
      <text:p text:style-name="Standard"><text:s text:c="12"/>table.insert(key)</text:p>
      <text:p text:style-name="Standard"><text:s text:c="8"/>elif action == "lookup":</text:p>
      <text:p text:style-name="Standard"><text:s text:c="12"/>table.lookup(key)</text:p>
      <text:p text:style-name="Standard"><text:s text:c="8"/>elif action == "delete":</text:p>
      <text:p text:style-name="Standard"><text:s text:c="12"/>table.delete(key)</text:p>
      <text:p text:style-name="Standard"/>
      <text:p text:style-name="Standard">if __name__ == "__main__":</text:p>
      <text:p text:style-name="Standard"><text:s text:c="4"/>ma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τασος μαγκος</meta:initial-creator>
    <meta:creation-date>2025-06-04T12:13:12.45</meta:creation-date>
    <meta:document-statistic meta:table-count="0" meta:image-count="0" meta:object-count="0" meta:page-count="3" meta:paragraph-count="104" meta:word-count="347" meta:character-count="3392"/>
    <dc:date>2025-06-04T12:16:36.63</dc:date>
    <dc:creator>τασος μαγκος</dc:creator>
    <meta:editing-duration>PT3M46S</meta:editing-duration>
    <meta:editing-cycles>1</meta:editing-cycles>
    <meta:generator>OpenOffice/4.1.5$Win32 OpenOffice.org_project/415m1$Build-9789</meta:generator>
  </office:meta>
</office:document-meta>
</file>